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Sistemes de gestió empresarial</text:span><text:span text:style-name="T2"><text:line-break/></text:span><text:span text:style-name="T3">UD 07. Guia d’estudi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des<text:tab/>2</text:span></text:a></text:p>
          <text:p text:style-name="P13"><text:a xlink:type="simple" xlink:href="#_tegj7sax1brk" text:style-name="Index_20_Link" text:visited-style-name="Index_20_Link"><text:span text:style-name="T17">2. Coneixements previs requerits<text:tab/>2</text:span></text:a></text:p>
          <text:p text:style-name="P13"><text:a xlink:type="simple" xlink:href="#_e5h9vtsccswh" text:style-name="Index_20_Link" text:visited-style-name="Index_20_Link"><text:span text:style-name="T17">3. Objectius<text:tab/>3</text:span></text:a></text:p>
          <text:p text:style-name="P13"><text:a xlink:type="simple" xlink:href="#_u0mmknkhkm8l" text:style-name="Index_20_Link" text:visited-style-name="Index_20_Link"><text:span text:style-name="T17">4. Continguts<text:tab/>3</text:span></text:a></text:p>
          <text:p text:style-name="P13"><text:a xlink:type="simple" xlink:href="#_fxxpzp8ps827" text:style-name="Index_20_Link" text:visited-style-name="Index_20_Link"><text:span text:style-name="T17">5. Activitats<text:tab/>3</text:span></text:a></text:p>
          <text:p text:style-name="P13"><text:a xlink:type="simple" xlink:href="#_wxomg1su1p99" text:style-name="Index_20_Link" text:visited-style-name="Index_20_Link"><text:span text:style-name="T17">6. Recomanacions<text:tab/>3</text:span></text:a></text:p>
          <text:p text:style-name="P13"><text:a xlink:type="simple" xlink:href="#_uhz91cmaqvpz" text:style-name="Index_20_Link" text:visited-style-name="Index_20_Link"><text:span text:style-name="T17">7. Autors (en ordre alfabètic)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7. Guia d’estudi</text:span></text:p>
      <text:list xml:id="list643321590" text:style-name="WWNum3">
        <text:list-item>
          <text:p text:style-name="P30"><text:bookmark text:name="_dbh0n1vac4c8"/>Dades</text:p>
        </text:list-item>
      </text:list>
      <text:p text:style-name="P10">Des del 09/12/2024 fins a 23/12/2024. La duració d’aquesta unitat és dues setmanes (10 hores).</text:p>
      <text:list xml:id="list120030433437677" text:continue-numbering="true" text:style-name="WWNum3">
        <text:list-item>
          <text:p text:style-name="P29"><text:bookmark text:name="_tegj7sax1brk"/>Coneixements previs requerits</text:p>
        </text:list-item>
      </text:list>
      <text:list xml:id="list1797440549" text:style-name="WWNum1">
        <text:list-item>
          <text:p text:style-name="P23"><text:soft-page-break/>Ús bàsic de sistemes operatius.</text:p>
        </text:list-item>
        <text:list-item>
          <text:p text:style-name="P25">Coneixement de comandaments de Linux.</text:p>
        </text:list-item>
        <text:list-item>
          <text:p text:style-name="P25">Coneixements avançats de programació.</text:p>
        </text:list-item>
        <text:list-item>
          <text:p text:style-name="P25">Coneixements de Python.</text:p>
        </text:list-item>
        <text:list-item>
          <text:p text:style-name="P25">Desplegament d’Odoo.</text:p>
        </text:list-item>
        <text:list-item>
          <text:p text:style-name="P25">Treball bàsic amb mòduls d’Odoo.</text:p>
        </text:list-item>
        <text:list-item>
          <text:p text:style-name="P27">Desenvolupament bàsic d’Odoo.</text:p>
        </text:list-item>
      </text:list>
      <text:list xml:id="list120030580318265" text:continue-list="list120030433437677" text:style-name="WWNum3">
        <text:list-item>
          <text:p text:style-name="P29"><text:bookmark text:name="_e5h9vtsccswh"/>Objectius</text:p>
        </text:list-item>
      </text:list>
      <text:list xml:id="list3825914804" text:style-name="WWNum2">
        <text:list-item>
          <text:p text:style-name="P24">Utilitzar funcions avançades al servidor Odoo.</text:p>
        </text:list-item>
        <text:list-item>
          <text:p text:style-name="P26">Fer servir l’herencia de models en Odoo.</text:p>
        </text:list-item>
        <text:list-item>
          <text:p text:style-name="P26">Creació d’informes i wizards amb Odoo.</text:p>
        </text:list-item>
        <text:list-item>
          <text:p text:style-name="P28">Creació de Web Controllers i API Rest amb Odoo.</text:p>
        </text:list-item>
      </text:list>
      <text:list xml:id="list120029163117622" text:continue-list="list120030580318265" text:style-name="WWNum3">
        <text:list-item>
          <text:p text:style-name="P29"><text:bookmark text:name="_u0mmknkhkm8l"/>Continguts</text:p>
        </text:list-item>
      </text:list>
      <text:p text:style-name="P10">Desenvolupament de mòduls: Controlador, Herència i Web Controllers.</text:p>
      <text:list xml:id="list120028819617322" text:continue-numbering="true" text:style-name="WWNum3">
        <text:list-item>
          <text:p text:style-name="P29"><text:bookmark text:name="_fxxpzp8ps827"/>Activitats</text:p>
        </text:list-item>
      </text:list>
      <text:p text:style-name="P10">És molt important llegir els apunts i dur a terme les tasques no avaluables.</text:p>
      <text:list xml:id="list120030321116072" text:continue-numbering="true" text:style-name="WWNum3">
        <text:list-item>
          <text:p text:style-name="P29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120029479589387" text:continue-numbering="true" text:style-name="WWNum3">
        <text:list-item>
          <text:p text:style-name="P29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Guia d’estudi</text:span></text:p>
      </style:header>
      <style:footer>
        <text:p text:style-name="MP4"><text:span text:style-name="MT1">Sistemes de gestió empresarial<text:tab/><text:tab/>UD07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6" meta:word-count="283" meta:character-count="1761" meta:non-whitespace-character-count="1534"/>
    <meta:generator>LibreOfficeDev/6.0.5.2$Linux_X86_64 LibreOffice_project/</meta:generator>
  </office:meta>
</office:document-meta>
</file>